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fc0" officeooo:paragraph-rsid="0013afc0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13afc0" officeooo:paragraph-rsid="0013afc0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normal" officeooo:rsid="0013afc0" officeooo:paragraph-rsid="00157f27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157f27" officeooo:paragraph-rsid="00157f27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fo:font-weight="normal" officeooo:rsid="00172cc5" officeooo:paragraph-rsid="00172cc5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17df9c" officeooo:paragraph-rsid="0017df9c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fo:font-weight="normal" officeooo:rsid="0017df9c" officeooo:paragraph-rsid="0017df9c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157f27" officeooo:paragraph-rsid="00157f27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fo:font-weight="normal" officeooo:rsid="0013afc0" officeooo:paragraph-rsid="0013afc0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13afc0" officeooo:paragraph-rsid="0013afc0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20pt" fo:font-weight="bold" officeooo:rsid="00157f27" officeooo:paragraph-rsid="00157f27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57f27" officeooo:paragraph-rsid="00157f27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172cc5" officeooo:paragraph-rsid="00172cc5" style:font-size-asian="17.5pt" style:font-weight-asian="bold" style:font-size-complex="20pt" style:font-weight-complex="bold"/>
    </style:style>
    <style:style style:name="P14" style:family="paragraph" style:parent-style-name="List_20_Contents">
      <style:text-properties officeooo:paragraph-rsid="0018bc82"/>
    </style:style>
    <style:style style:name="P15" style:family="paragraph" style:parent-style-name="List_20_Contents">
      <style:paragraph-properties fo:margin-left="0cm" fo:margin-right="0cm" fo:text-indent="0cm" style:auto-text-indent="false"/>
      <style:text-properties officeooo:paragraph-rsid="0019a57a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281028" officeooo:paragraph-rsid="00281028" style:font-size-asian="17.5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3dad3e" officeooo:paragraph-rsid="003dad3e" style:font-size-asian="17.5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3e3df2" officeooo:paragraph-rsid="003dad3e" style:font-size-asian="17.5pt" style:font-style-asian="normal" style:font-weight-asian="bold" style:font-size-complex="20pt" style:font-style-complex="normal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style="normal" fo:font-weight="bold" officeooo:rsid="004076c7" officeooo:paragraph-rsid="004076c7" style:font-size-asian="17.5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bold" officeooo:rsid="002fd259" officeooo:paragraph-rsid="002fd259" style:font-size-asian="13.1000003814697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normal" officeooo:rsid="003e3df2" officeooo:paragraph-rsid="003e3df2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normal" officeooo:rsid="004076c7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fo:font-weight="normal" officeooo:rsid="004076c7" officeooo:paragraph-rsid="004b2218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4076c7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486255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4e728a" officeooo:paragraph-rsid="004e728a" style:font-size-asian="13.1000003814697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normal" officeooo:rsid="0051de17" officeooo:paragraph-rsid="0051de17" style:font-size-asian="13.1000003814697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fo:font-weight="bold" officeooo:rsid="004c0605" officeooo:paragraph-rsid="004c0605" style:font-size-asian="13.1000003814697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solid" style:text-underline-width="auto" style:text-underline-color="font-color" officeooo:rsid="0050ce25" officeooo:paragraph-rsid="0050ce25" style:font-size-asian="15pt" style:font-style-asian="normal" style:font-size-complex="15pt" style:font-style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none" fo:font-weight="normal" officeooo:rsid="00486255" officeooo:paragraph-rsid="004232ca" style:font-size-asian="13.1000003814697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none" fo:font-weight="normal" officeooo:rsid="0051de17" officeooo:paragraph-rsid="0051de17" style:font-size-asian="13.1000003814697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style:text-underline-style="none" fo:font-weight="bold" officeooo:rsid="00532b0d" officeooo:paragraph-rsid="00532b0d" style:font-size-asian="13.1000003814697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officeooo:rsid="0050ce25" officeooo:paragraph-rsid="0050ce25" style:font-size-asian="15pt" style:font-style-asian="normal" style:font-size-complex="15pt" style:font-style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style="normal" officeooo:rsid="0051de17" officeooo:paragraph-rsid="0051de17" style:font-size-asian="15pt" style:font-style-asian="normal" style:font-size-complex="15pt" style:font-style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officeooo:rsid="004a31e4" officeooo:paragraph-rsid="004ce084" style:font-size-asian="15pt" style:font-size-complex="15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officeooo:rsid="004ce084" officeooo:paragraph-rsid="004ce084" style:font-size-asian="15pt" style:font-size-complex="15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officeooo:rsid="004ef31d" officeooo:paragraph-rsid="004ef31d" style:font-size-asian="15pt" style:font-size-complex="15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5pt" fo:font-weight="normal" officeooo:rsid="004a31e4" officeooo:paragraph-rsid="004ce084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style="normal" fo:font-weight="normal" officeooo:rsid="0043b396" officeooo:paragraph-rsid="0043b396" style:font-size-asian="10.5pt" style:font-style-asian="normal" style:font-weight-asian="normal" style:font-size-complex="10.5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style="normal" style:text-underline-style="none" fo:font-weight="normal" officeooo:rsid="004e728a" officeooo:paragraph-rsid="004e728a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a31e4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8pt" officeooo:paragraph-rsid="00467825" style:font-size-asian="8pt" style:font-size-complex="8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4a31e4" style:font-size-asian="8pt" style:font-size-complex="8pt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8pt" fo:font-style="normal" style:text-underline-style="solid" style:text-underline-width="auto" style:text-underline-color="font-color" fo:font-weight="normal" officeooo:rsid="004e728a" officeooo:paragraph-rsid="004e728a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size="15pt" fo:font-style="normal" fo:font-weight="normal" officeooo:rsid="002af330" officeooo:paragraph-rsid="002af330" style:font-size-asian="13.1000003814697pt" style:font-style-asian="normal" style:font-weight-asian="normal" style:font-size-complex="15pt" style:font-style-complex="normal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size="15pt" fo:font-style="normal" fo:font-weight="normal" officeooo:rsid="002e3d33" officeooo:paragraph-rsid="002e3d33" style:font-size-asian="13.1000003814697pt" style:font-style-asian="normal" style:font-weight-asian="normal" style:font-size-complex="15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5pt" fo:font-style="normal" fo:font-weight="normal" officeooo:rsid="002fd259" officeooo:paragraph-rsid="002e3d33" style:font-size-asian="13.1000003814697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5pt" fo:font-style="normal" fo:font-weight="normal" officeooo:rsid="002fd259" officeooo:paragraph-rsid="002fd259" style:font-size-asian="13.1000003814697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5pt" fo:font-style="normal" fo:font-weight="bold" officeooo:rsid="002fd259" officeooo:paragraph-rsid="002fd259" style:font-size-asian="13.1000003814697pt" style:font-style-asian="normal" style:font-weight-asian="bold" style:font-size-complex="15pt" style:font-style-complex="normal" style:font-weight-complex="bold"/>
    </style:style>
    <style:style style:name="P52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font-size="10.5pt" fo:font-style="normal" fo:font-weight="normal" officeooo:rsid="0043b396" officeooo:paragraph-rsid="0043b396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fo:font-size="10.5pt" fo:font-style="normal" fo:font-weight="normal" officeooo:rsid="0043b396" officeooo:paragraph-rsid="0043b396" style:font-size-asian="10.5pt" style:font-style-asian="normal" style:font-weight-asian="normal" style:font-size-complex="10.5pt" style:font-style-complex="normal" style:font-weight-complex="normal"/>
    </style:style>
    <style:style style:name="P54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fo:font-size="10.5pt" fo:font-style="normal" style:text-underline-style="none" fo:font-weight="normal" officeooo:rsid="004ce084" officeooo:paragraph-rsid="004ce084" style:font-size-asian="10.5pt" style:font-style-asian="normal" style:font-weight-asian="normal" style:font-size-complex="10.5pt" style:font-style-complex="normal" style:font-weight-complex="normal"/>
    </style:style>
    <style:style style:name="P55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fo:font-size="10.5pt" fo:font-style="normal" officeooo:rsid="0051de17" officeooo:paragraph-rsid="0051de17" style:font-size-asian="10.5pt" style:font-style-asian="normal" style:font-size-complex="10.5pt" style:font-style-complex="normal"/>
    </style:style>
    <style:style style:name="P56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font-size="10.5pt" fo:font-style="normal" style:text-underline-style="none" fo:font-weight="normal" officeooo:rsid="004ce084" officeooo:paragraph-rsid="004ce084" style:font-size-asian="10.5pt" style:font-style-asian="normal" style:font-weight-asian="normal" style:font-size-complex="10.5pt" style:font-style-complex="normal" style:font-weight-complex="normal"/>
    </style:style>
    <style:style style:name="P57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font-size="10.5pt" fo:font-style="normal" officeooo:rsid="0051de17" officeooo:paragraph-rsid="0051de17" style:font-size-asian="10.5pt" style:font-style-asian="normal" style:font-size-complex="10.5pt" style:font-style-complex="normal"/>
    </style:style>
    <style:style style:name="P58" style:family="paragraph" style:parent-style-name="List_20_Contents" style:list-style-name="L2">
      <style:text-properties fo:font-weight="bold" officeooo:rsid="0021f255" officeooo:paragraph-rsid="0021f255" style:font-weight-asian="bold" style:font-weight-complex="bold"/>
    </style:style>
    <style:style style:name="P59" style:family="paragraph" style:parent-style-name="List_20_Contents" style:list-style-name="L4">
      <style:text-properties officeooo:paragraph-rsid="002e3d33"/>
    </style:style>
    <style:style style:name="P60" style:family="paragraph" style:parent-style-name="List_20_Contents">
      <style:paragraph-properties fo:margin-left="0cm" fo:margin-right="0cm" fo:text-indent="0cm" style:auto-text-indent="false"/>
      <style:text-properties fo:font-size="15pt" fo:font-style="normal" fo:font-weight="normal" officeooo:rsid="001da9a3" officeooo:paragraph-rsid="0019a57a" style:font-size-asian="13.1000003814697pt" style:font-style-asian="normal" style:font-weight-asian="normal" style:font-size-complex="15pt" style:font-style-complex="normal" style:font-weight-complex="normal"/>
    </style:style>
    <style:style style:name="P61" style:family="paragraph" style:parent-style-name="List_20_Contents">
      <style:paragraph-properties fo:margin-left="0cm" fo:margin-right="0cm" fo:text-indent="0cm" style:auto-text-indent="false"/>
      <style:text-properties fo:font-size="15pt" fo:font-style="normal" fo:font-weight="normal" officeooo:rsid="001f9f7d" officeooo:paragraph-rsid="002e3d33" style:font-size-asian="13.1000003814697pt" style:font-style-asian="normal" style:font-weight-asian="normal" style:font-size-complex="15pt" style:font-style-complex="normal" style:font-weight-complex="normal"/>
    </style:style>
    <style:style style:name="P62" style:family="paragraph" style:parent-style-name="List_20_Contents">
      <style:paragraph-properties fo:margin-left="0cm" fo:margin-right="0cm" fo:text-indent="0cm" style:auto-text-indent="false"/>
      <style:text-properties officeooo:paragraph-rsid="0019a57a"/>
    </style:style>
    <style:style style:name="P63" style:family="paragraph" style:parent-style-name="List_20_Contents">
      <style:paragraph-properties fo:margin-left="0cm" fo:margin-right="0cm" fo:text-indent="0cm" style:auto-text-indent="false"/>
      <style:text-properties fo:font-size="20pt" fo:font-style="normal" fo:font-weight="bold" officeooo:rsid="00281028" officeooo:paragraph-rsid="0019a57a" style:font-size-asian="17.5pt" style:font-style-asian="normal" style:font-weight-asian="bold" style:font-size-complex="20pt" style:font-style-complex="normal" style:font-weight-complex="bold"/>
    </style:style>
    <style:style style:name="P6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2fd259" officeooo:paragraph-rsid="002fd259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Preformatted_20_Text">
      <style:text-properties fo:font-size="10pt" style:font-size-asian="10pt" style:font-size-complex="10pt"/>
    </style:style>
    <style:style style:name="P66" style:family="paragraph" style:parent-style-name="Preformatted_20_Text">
      <style:paragraph-properties fo:margin-top="0cm" fo:margin-bottom="0.499cm" style:contextual-spacing="false"/>
    </style:style>
    <style:style style:name="P67" style:family="paragraph" style:parent-style-name="Preformatted_20_Text">
      <style:paragraph-properties fo:margin-top="0cm" fo:margin-bottom="0.499cm" style:contextual-spacing="false"/>
      <style:text-properties fo:font-size="10pt" style:font-size-asian="10pt" style:font-size-complex="10pt"/>
    </style:style>
    <style:style style:name="T1" style:family="text">
      <style:text-properties fo:font-size="15pt" fo:font-weight="normal" officeooo:rsid="0017df9c" style:font-size-asian="13.1000003814697pt" style:font-weight-asian="normal" style:font-size-complex="15pt" style:font-weight-complex="normal"/>
    </style:style>
    <style:style style:name="T2" style:family="text">
      <style:text-properties fo:font-size="15pt" fo:font-weight="normal" officeooo:rsid="0019a57a" style:font-size-asian="13.1000003814697pt" style:font-weight-asian="normal" style:font-size-complex="15pt" style:font-weight-complex="normal"/>
    </style:style>
    <style:style style:name="T3" style:family="text">
      <style:text-properties fo:font-size="15pt" fo:font-style="italic" fo:font-weight="normal" officeooo:rsid="0019a57a" style:font-size-asian="13.1000003814697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style="normal" fo:font-weight="normal" officeooo:rsid="0019bff9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font-style="normal" fo:font-weight="normal" officeooo:rsid="0019a57a" style:font-size-asian="13.1000003814697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font-style="normal" fo:font-weight="normal" officeooo:rsid="0021f255" style:font-size-asian="13.1000003814697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font-style="normal" fo:font-weight="normal" officeooo:rsid="0023aeec" style:font-size-asian="13.1000003814697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font-style="normal" fo:font-weight="normal" officeooo:rsid="0025a871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265b51" style:font-size-asian="13.1000003814697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font-style="normal" fo:font-weight="normal" officeooo:rsid="001f9f7d" style:font-size-asian="13.1000003814697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font-style="normal" fo:font-weight="normal" officeooo:rsid="002e3d33" style:font-size-asian="13.1000003814697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5pt" fo:font-style="normal" fo:font-weight="bold" officeooo:rsid="0019bff9" style:font-size-asian="13.1000003814697pt" style:font-style-asian="normal" style:font-weight-asian="bold" style:font-size-complex="15pt" style:font-style-complex="normal" style:font-weight-complex="bold"/>
    </style:style>
    <style:style style:name="T14" style:family="text">
      <style:text-properties fo:font-size="15pt" fo:font-style="normal" fo:font-weight="bold" officeooo:rsid="0019a57a" style:font-size-asian="13.1000003814697pt" style:font-style-asian="normal" style:font-weight-asian="bold" style:font-size-complex="15pt" style:font-style-complex="normal" style:font-weight-complex="bold"/>
    </style:style>
    <style:style style:name="T15" style:family="text">
      <style:text-properties fo:font-size="15pt" fo:font-style="normal" fo:font-weight="bold" officeooo:rsid="001f9f7d" style:font-size-asian="13.1000003814697pt" style:font-style-asian="normal" style:font-weight-asian="bold" style:font-size-complex="15pt" style:font-style-complex="normal" style:font-weight-complex="bold"/>
    </style:style>
    <style:style style:name="T16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17" style:family="text">
      <style:text-properties officeooo:rsid="001c215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f2b69" style:font-weight-asian="normal" style:font-weight-complex="normal"/>
    </style:style>
    <style:style style:name="T20" style:family="text">
      <style:text-properties officeooo:rsid="002fd259"/>
    </style:style>
    <style:style style:name="T21" style:family="text">
      <style:text-properties officeooo:rsid="003f6bb5"/>
    </style:style>
    <style:style style:name="T22" style:family="text">
      <style:text-properties officeooo:rsid="004232ca"/>
    </style:style>
    <style:style style:name="T23" style:family="text">
      <style:text-properties fo:color="#000000" style:font-name="Monospace"/>
    </style:style>
    <style:style style:name="T24" style:family="text">
      <style:text-properties fo:color="#000000" style:font-name="Monospace" fo:font-size="10pt" style:font-size-asian="10pt"/>
    </style:style>
    <style:style style:name="T25" style:family="text">
      <style:text-properties fo:color="#000000" style:font-name="Monospace" fo:font-size="10pt" officeooo:rsid="005596c9" style:font-size-asian="10pt"/>
    </style:style>
    <style:style style:name="T26" style:family="text">
      <style:text-properties fo:color="#000000" style:font-name="Monospace" officeooo:rsid="005695e6"/>
    </style:style>
    <style:style style:name="T27" style:family="text">
      <style:text-properties fo:color="#000000" style:font-name="Liberation Serif" officeooo:rsid="004a31e4" style:font-size-asian="15pt"/>
    </style:style>
    <style:style style:name="T28" style:family="text">
      <style:text-properties fo:color="#7f0055" style:font-name="Monospace" fo:font-size="10pt" fo:font-weight="bold" style:font-size-asian="10pt" style:font-weight-asian="bold"/>
    </style:style>
    <style:style style:name="T2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0" style:family="text">
      <style:text-properties fo:font-style="normal" style:text-underline-style="solid" style:text-underline-width="auto" style:text-underline-color="font-color" officeooo:rsid="004c0605" style:font-size-asian="13.1000003814697pt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officeooo:rsid="0050ce25" style:font-size-asian="13.1000003814697pt" style:font-style-asian="normal" style:font-style-complex="normal"/>
    </style:style>
    <style:style style:name="T32" style:family="text">
      <style:text-properties officeooo:rsid="004f2b69"/>
    </style:style>
    <style:style style:name="T33" style:family="text">
      <style:text-properties fo:font-style="italic" fo:font-weight="normal" officeooo:rsid="004f2b69" style:font-style-asian="italic" style:font-weight-asian="normal" style:font-style-complex="italic" style:font-weight-complex="normal"/>
    </style:style>
    <style:style style:name="T34" style:family="text">
      <style:text-properties officeooo:rsid="005376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0">Corso di Compilatori</text:p>
      <text:p text:style-name="P10">Anno accademico</text:p>
      <text:p text:style-name="P9">2015/201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LEXER</text:p>
      <text:p text:style-name="P10">{go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Supervisore <text:s text:c="54"/>Studenti</text:p>
      <text:p text:style-name="P8">Prof. Gennaro Costagliola <text:s text:c="55"/>Luigi Lomasto</text:p>
      <text:p text:style-name="P8"><text:s text:c="99"/><text:span text:style-name="T17">Andrea Soldà</text:span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2">Obiettivi </text:p>
      <text:p text:style-name="P12"/>
      <text:p text:style-name="P4">L’obiettivo <text:s/>è quello di creare un Lexer in grado di fare l’analisi lessicale di un qualsiasi file GO. <text:s/>Di seguito sarà illustrata la fase implementative e verranno mostrati i file GO analizzati.</text:p>
      <text:p text:style-name="P4"/>
      <text:p text:style-name="P4"/>
      <text:p text:style-name="P13"/>
      <text:p text:style-name="P13"/>
      <text:p text:style-name="P13">Realizzazione del Lexer</text:p>
      <text:p text:style-name="P13"/>
      <text:p text:style-name="P5">Per l'implementazione del Lexer è stato utilizzato il tool Jflex, un generatore realizzato in Java che, a partire dalle specifiche lessicali, ne genera un analizzatore lessicale.</text:p>
      <text:p text:style-name="P5"/>
      <text:p text:style-name="P5">Per prima cosa, abbiamo studiato il manuale di riferimento del linguaggio GO, che è possibile visionare al link sottostante.</text:p>
      <text:p text:style-name="P5"/>
      <text:p text:style-name="P7"><text:a xlink:type="simple" xlink:href="https://golang.org/ref/spec#Integer_literals">https://golang.org/ref/spec#Integer_literals</text:a></text:p>
      <text:p text:style-name="P7"/>
      <text:p text:style-name="P7"/>
      <text:p text:style-name="P6">Ci siamo focalizzati quindi sugli elementi lessicali del linguaggio elencati di seguito.</text:p>
      <text:p text:style-name="P6"/>
      <text:p text:style-name="List_20_Contents"><text:a xlink:type="simple" xlink:href="https://golang.org/ref/spec#Comments">Comments</text:a></text:p>
      <text:p text:style-name="List_20_Contents"><text:a xlink:type="simple" xlink:href="https://golang.org/ref/spec#Tokens">Tokens</text:a></text:p>
      <text:p text:style-name="List_20_Contents"><text:a xlink:type="simple" xlink:href="https://golang.org/ref/spec#Semicolons">Semicolons</text:a></text:p>
      <text:p text:style-name="List_20_Contents"><text:a xlink:type="simple" xlink:href="https://golang.org/ref/spec#Identifiers">Identifiers</text:a></text:p>
      <text:p text:style-name="List_20_Contents"><text:a xlink:type="simple" xlink:href="https://golang.org/ref/spec#Keywords">Keywords</text:a></text:p>
      <text:p text:style-name="List_20_Contents"><text:a xlink:type="simple" xlink:href="https://golang.org/ref/spec#Operators_and_Delimiters">Operators and Delimiters</text:a></text:p>
      <text:p text:style-name="List_20_Contents"><text:a xlink:type="simple" xlink:href="https://golang.org/ref/spec#Integer_literals">Integer literals</text:a></text:p>
      <text:p text:style-name="List_20_Contents"><text:a xlink:type="simple" xlink:href="https://golang.org/ref/spec#Floating-point_literals">Floating-point literals</text:a></text:p>
      <text:p text:style-name="List_20_Contents"><text:a xlink:type="simple" xlink:href="https://golang.org/ref/spec#Imaginary_literals">Imaginary literals</text:a></text:p>
      <text:p text:style-name="P14"><text:a xlink:type="simple" xlink:href="https://golang.org/ref/spec#Rune_literals">Rune literals</text:a></text:p>
      <text:p text:style-name="P14"><text:a xlink:type="simple" xlink:href="https://golang.org/ref/spec#String_literals">String literals</text:a><text:span text:style-name="T1"> </text:span></text:p>
      <text:p text:style-name="P14"/>
      <text:p text:style-name="P15"/>
      <text:p text:style-name="P15"><text:span text:style-name="T1">P</text:span><text:span text:style-name="T2">er poter usare i simboli della classe </text:span><text:span text:style-name="T3">sym.java </text:span><text:span text:style-name="T6">abbiamo importato la libreria </text:span><text:span text:style-name="T14">java_cup.runtime</text:span><text:span text:style-name="T6">. Di solito tale file viene generato automaticamente dal file .cup a partire dalla grammatica del linguaggio. <text:s/></text:span><text:span text:style-name="T5">Per poter memorizzare le </text:span><text:soft-page-break/><text:span text:style-name="T5">tabelle dei simboli di stringhe e simboli, è stata importata la classe </text:span><text:span text:style-name="T13">java.util.Hashtable </text:span><text:span text:style-name="T5">e realizzata una classe (Tables.java) contenente le rispettive tabelle di stringhe e simboli. </text:span><text:span text:style-name="T7">Inoltre, sono state utilizzate le seguenti direttive Jflex:</text:span></text:p>
      <text:p text:style-name="P15"/>
      <text:list xml:id="list2056235063266878720" text:style-name="L2">
        <text:list-item>
          <text:p text:style-name="P58"><text:span text:style-name="T16">%class Lexer: </text:span><text:span text:style-name="T4">Per assegnare un nome alla classe. </text:span></text:p>
        </text:list-item>
        <text:list-item>
          <text:p text:style-name="P58"><text:span text:style-name="T16">%unicode: </text:span><text:span text:style-name="T4">Per la compatibilità tra caratteri.</text:span></text:p>
        </text:list-item>
        <text:list-item>
          <text:p text:style-name="P58"><text:span text:style-name="T16">%cup: </text:span><text:span text:style-name="T4">Necessaria per interfacciarsi con un parser CUP</text:span></text:p>
        </text:list-item>
        <text:list-item>
          <text:p text:style-name="P58"><text:span text:style-name="T16">%line: </text:span><text:span text:style-name="T4">Conteggio automatico della linea dell</text:span><text:span text:style-name="T8">'input</text:span></text:p>
        </text:list-item>
        <text:list-item>
          <text:p text:style-name="P58"><text:span text:style-name="T16">%column: </text:span><text:span text:style-name="T4">Conteggio automatico della colonna dell</text:span><text:span text:style-name="T8">'input</text:span></text:p>
        </text:list-item>
        <text:list-item>
          <text:p text:style-name="P58"><text:span text:style-name="T16">%debug: </text:span><text:span text:style-name="T10">S</text:span><text:span text:style-name="T9">imula il comportamento del Lexer con la stampa delle azioni.</text:span></text:p>
        </text:list-item>
      </text:list>
      <text:p text:style-name="P60"/>
      <text:p text:style-name="P61">Gli stati utilizzati sono sostanzialmente 2: </text:p>
      <text:p text:style-name="P61"/>
      <text:list xml:id="list3532420063653413112" text:style-name="L4">
        <text:list-item>
          <text:p text:style-name="P59"><text:span text:style-name="T15">String : </text:span><text:span text:style-name="T12">Gestisce le stringhe.</text:span><text:span text:style-name="T11"> <text:s/></text:span></text:p>
        </text:list-item>
        <text:list-item>
          <text:p text:style-name="P59"><text:span text:style-name="T15">Comment</text:span><text:span text:style-name="T11"> : </text:span><text:span text:style-name="T12">Gestisce i commenti.</text:span></text:p>
        </text:list-item>
      </text:list>
      <text:p text:style-name="P63"/>
      <text:p text:style-name="P63"/>
      <text:p text:style-name="P16">Definizioni regolari, <text:span text:style-name="T20">keywords, operatori</text:span></text:p>
      <text:p text:style-name="P16"/>
      <text:p text:style-name="P20">Definizioni regolari</text:p>
      <text:list xml:id="list1708153061144342057" text:style-name="L3">
        <text:list-item>
          <text:p text:style-name="P47">Letter = [a-zA-Z_]</text:p>
        </text:list-item>
        <text:list-item>
          <text:p text:style-name="P47">Decimal_digit = [0-9]</text:p>
        </text:list-item>
        <text:list-item>
          <text:p text:style-name="P47">Octal_digit = [0-7]</text:p>
        </text:list-item>
        <text:list-item>
          <text:p text:style-name="P47">Hex_digit <text:s/>= [0-9a-fA-F]</text:p>
        </text:list-item>
        <text:list-item>
          <text:p text:style-name="P48">Hex_lit <text:s text:c="4"/>= "0" [xX] [0-9a-fA-F] {Hex_digit}*</text:p>
        </text:list-item>
        <text:list-item>
          <text:p text:style-name="P48">Decimal_lit = [1-9] {Decimal_digit}* | "0"</text:p>
        </text:list-item>
        <text:list-item>
          <text:p text:style-name="P48">Octal_lit <text:s text:c="2"/>= "0" {Octal_digit}*</text:p>
        </text:list-item>
        <text:list-item>
          <text:p text:style-name="P48">Float_lit = ({Decimal_lit} "." {Decimal_lit})</text:p>
        </text:list-item>
        <text:list-item>
          <text:p text:style-name="P48">Pointer = (\*{Identifier})</text:p>
        </text:list-item>
        <text:list-item>
          <text:p text:style-name="P48">Imaginary_lit = {Decimal_lit } "i" | {Float_lit} "i" </text:p>
        </text:list-item>
        <text:list-item>
          <text:p text:style-name="P48">Identifier = [a-zA-Z_] {Letter}*</text:p>
        </text:list-item>
        <text:list-item>
          <text:p text:style-name="P48">Comment = {TraditionalComment} | {EndOfLineComment} | {DocumentationComment}</text:p>
        </text:list-item>
        <text:list-item>
          <text:p text:style-name="P48">TraditionalComment = "/*" [^*] ~"*/" | "/*" "*"+ "/"</text:p>
        </text:list-item>
        <text:list-item>
          <text:p text:style-name="P48">EndOfLineComment = "//" {InputCharacter}* {LineTerminator}?</text:p>
        </text:list-item>
        <text:list-item>
          <text:p text:style-name="P48">DocumentationComment = "/**" {CommentContent} "*"+ "/"</text:p>
        </text:list-item>
        <text:list-item>
          <text:p text:style-name="P48">CommentContent = ( [^*] | \*+ [^/*] )*</text:p>
        </text:list-item>
      </text:list>
      <text:p text:style-name="P49"/>
      <text:p text:style-name="P51"><text:soft-page-break/>Keywords</text:p>
      <text:p text:style-name="P50"/>
      <text:p text:style-name="P64">break <text:s text:c="7"/>default <text:s text:c="5"/>func <text:s text:c="8"/>interface <text:s text:c="3"/>select</text:p>
      <text:p text:style-name="Preformatted_20_Text">case <text:s text:c="8"/>defer <text:s text:c="7"/>go <text:s text:c="10"/>map <text:s text:c="9"/>struct</text:p>
      <text:p text:style-name="Preformatted_20_Text">chan <text:s text:c="8"/>else <text:s text:c="8"/>goto <text:s text:c="8"/>package <text:s text:c="5"/>switch</text:p>
      <text:p text:style-name="Preformatted_20_Text">const <text:s text:c="7"/>fallthrough <text:s/>if <text:s text:c="10"/>range <text:s text:c="7"/>type</text:p>
      <text:p text:style-name="P66">continue <text:s text:c="4"/>for <text:s text:c="9"/>import <text:s text:c="6"/>return <text:s text:c="6"/>var</text:p>
      <text:p text:style-name="P51">Operatori</text:p>
      <text:p text:style-name="P51"/>
      <text:p text:style-name="P64">+ <text:s text:c="3"/>&amp; <text:s text:c="4"/>+= <text:s text:c="3"/>&amp;= <text:s text:c="4"/>&amp;&amp; <text:s text:c="3"/>== <text:s text:c="3"/>!= <text:s text:c="3"/>( <text:s text:c="3"/>)</text:p>
      <text:p text:style-name="P65">- <text:s text:c="3"/>| <text:s text:c="4"/>-= <text:s text:c="3"/>|= <text:s text:c="4"/>|| <text:s text:c="3"/>&lt; <text:s text:c="4"/>&lt;= <text:s text:c="3"/>[ <text:s text:c="3"/>]</text:p>
      <text:p text:style-name="P65">* <text:s text:c="3"/>^ <text:s text:c="4"/>*= <text:s text:c="3"/>^= <text:s text:c="4"/>&lt;- <text:s text:c="3"/>&gt; <text:s text:c="4"/>&gt;= <text:s text:c="3"/>{ <text:s text:c="3"/>}</text:p>
      <text:p text:style-name="P65">/ <text:s text:c="3"/>&lt;&lt; <text:s text:c="3"/>/= <text:s text:c="3"/>&lt;&lt;= <text:s text:c="3"/>++ <text:s text:c="3"/>= <text:s text:c="4"/>:= <text:s text:c="3"/>, <text:s text:c="3"/>;</text:p>
      <text:p text:style-name="P65">% <text:s text:c="3"/>&gt;&gt; <text:s text:c="3"/>%= <text:s text:c="3"/>&gt;&gt;= <text:s text:c="3"/>-- <text:s text:c="3"/>! <text:s text:c="4"/>... <text:s text:c="2"/>. <text:s text:c="3"/>:</text:p>
      <text:p text:style-name="P67"><text:s text:c="5"/>&amp;^ <text:s text:c="9"/>&amp;^=</text:p>
      <text:p text:style-name="P67"/>
      <text:p text:style-name="P67"/>
      <text:p text:style-name="P17">Test</text:p>
      <text:p text:style-name="P18"/>
      <text:p text:style-name="P21">La classe di test comprende è costituita da un unico metodo: il main. <text:span text:style-name="T21">All'interno del main vengono dichiarati gli oggetti Symbol e Lexer. L'oggetto Lexer, prende in input il nome del file da analizzare e mediante l'oggetto Symbol stampa il flusso di token trovati. </text:span></text:p>
      <text:p text:style-name="P21"/>
      <text:p text:style-name="P21"/>
      <text:p text:style-name="P19">Risultati</text:p>
      <text:p text:style-name="P19"/>
      <text:p text:style-name="P23">I test sono stati fatti su tre file .go . Un file good.go (file primo di errori), un file bad.go (file con errori) ed un file raw_tokens.go (contenente tutte le keywords). <text:span text:style-name="T27">Alla fine della documentazione è riportato per ogni token numerico, il rispettivo nome.</text:span></text:p>
      <text:p text:style-name="P22"/>
      <text:p text:style-name="P22"/>
      <text:p text:style-name="P24"><text:span text:style-name="T22">Good.go </text:span></text:p>
      <text:p text:style-name="P22"/>
      <text:p text:style-name="P39"/>
      <text:p text:style-name="P52">/* Commento di prova */</text:p>
      <text:p text:style-name="P53">package main</text:p>
      <text:p text:style-name="P53">// commento alla funzione</text:p>
      <text:p text:style-name="P53">func main() {</text:p>
      <text:p text:style-name="P53"><text:tab/>i := 03</text:p>
      <text:p text:style-name="P53"><text:tab/>a := 0</text:p>
      <text:p text:style-name="P53"><text:s text:c="8"/>int *puntatore</text:p>
      <text:p text:style-name="P53"><text:tab/>float32 floatNumber 10.2 </text:p>
      <text:p text:style-name="P53"><text:tab/>10i</text:p>
      <text:p text:style-name="P53"><text:soft-page-break/><text:s text:c="8"/>String stringa := "waw"</text:p>
      <text:p text:style-name="P53"><text:tab/>for i &lt; 100 {</text:p>
      <text:p text:style-name="P53"><text:tab/><text:tab/>a += i</text:p>
      <text:p text:style-name="P53"><text:tab/>}</text:p>
      <text:p text:style-name="P53"><text:tab/>if a &lt; 100 {</text:p>
      <text:p text:style-name="P53"><text:tab/><text:tab/>a = 0xFF</text:p>
      <text:p text:style-name="P53"><text:tab/>} else {</text:p>
      <text:p text:style-name="P53"><text:tab/><text:tab/>a *= 20</text:p>
      <text:p text:style-name="P53"><text:tab/>}</text:p>
      <text:p text:style-name="P53">}</text:p>
      <text:p text:style-name="P22"><text:s/></text:p>
      <text:p text:style-name="P22"/>
      <text:p text:style-name="P25">Flusso di token</text:p>
      <text:p text:style-name="P25"/>
      <text:p text:style-name="P43"><text:span text:style-name="T23">&lt; 543 &gt; at line 1</text:span></text:p>
      <text:p text:style-name="P44"><text:span text:style-name="T23">&lt; 80 &gt; at line 2</text:span></text:p>
      <text:p text:style-name="P44"><text:span text:style-name="T23">&lt; 5 &gt; at line 2</text:span></text:p>
      <text:p text:style-name="P44"><text:span text:style-name="T23">&lt; 543 &gt; at line 3</text:span></text:p>
      <text:p text:style-name="P44"><text:span text:style-name="T23">&lt; 70 &gt; at line 4</text:span></text:p>
      <text:p text:style-name="P44"><text:span text:style-name="T23">&lt; 5 &gt; at line 4</text:span></text:p>
      <text:p text:style-name="P44"><text:span text:style-name="T23">&lt; 13 &gt; at line 4</text:span></text:p>
      <text:p text:style-name="P44"><text:span text:style-name="T23">&lt; 14 &gt; at line 4</text:span></text:p>
      <text:p text:style-name="P44"><text:span text:style-name="T23">&lt; 21 &gt; at line 4</text:span></text:p>
      <text:p text:style-name="P44"><text:span text:style-name="T23">&lt; 5 &gt; at line 5</text:span></text:p>
      <text:p text:style-name="P44"><text:span text:style-name="T23">&lt; 52 &gt; at line 5</text:span></text:p>
      <text:p text:style-name="P44"><text:span text:style-name="T23">&lt; 7 &gt; at line 5</text:span></text:p>
      <text:p text:style-name="P44"><text:span text:style-name="T23">&lt; 5 &gt; at line 6</text:span></text:p>
      <text:p text:style-name="P44"><text:span text:style-name="T23">&lt; 52 &gt; at line 6</text:span></text:p>
      <text:p text:style-name="P44"><text:span text:style-name="T23">&lt; 6 &gt; at line 6</text:span></text:p>
      <text:p text:style-name="P44"><text:span text:style-name="T23">&lt; 100 &gt; at line 7</text:span></text:p>
      <text:p text:style-name="P44"><text:span text:style-name="T23">&lt; 67</text:span><text:span text:style-name="T26">9</text:span><text:span text:style-name="T23"> &gt; at line 7</text:span></text:p>
      <text:p text:style-name="P44"><text:span text:style-name="T23">&lt; 130 &gt; at line 8</text:span></text:p>
      <text:p text:style-name="P44"><text:span text:style-name="T23">&lt; 5 &gt; at line 8</text:span></text:p>
      <text:p text:style-name="P44"><text:span text:style-name="T23">&lt; 876 &gt; at line 8</text:span></text:p>
      <text:p text:style-name="P44"><text:span text:style-name="T23">&lt; 678 &gt; at line 9</text:span></text:p>
      <text:p text:style-name="P44"><text:span text:style-name="T23">&lt; 5 &gt; at line 10</text:span></text:p>
      <text:p text:style-name="P44"><text:span text:style-name="T23">&lt; 5 &gt; at line 10</text:span></text:p>
      <text:p text:style-name="P44"><text:span text:style-name="T23">&lt; 52 &gt; at line 10</text:span></text:p>
      <text:p text:style-name="P44"><text:span text:style-name="T23">&lt; 28 &gt; at line 10</text:span></text:p>
      <text:p text:style-name="P44"><text:span text:style-name="T23">&lt; -1 &gt; at line 10</text:span></text:p>
      <text:p text:style-name="P44"><text:span text:style-name="T23">&lt; 59 &gt; at line 11</text:span></text:p>
      <text:p text:style-name="P44"><text:span text:style-name="T23">&lt; 5 &gt; at line 11</text:span></text:p>
      <text:p text:style-name="P44"><text:span text:style-name="T23">&lt; 16 &gt; at line 11</text:span></text:p>
      <text:p text:style-name="P44"><text:span text:style-name="T23">&lt; 6 &gt; at line 11</text:span></text:p>
      <text:p text:style-name="P44"><text:span text:style-name="T23">&lt; 21 &gt; at line 11</text:span></text:p>
      <text:p text:style-name="P44"><text:span text:style-name="T23">&lt; 5 &gt; at line 12</text:span></text:p>
      <text:p text:style-name="P44"><text:span text:style-name="T23">&lt; 37 &gt; at line 12</text:span></text:p>
      <text:p text:style-name="P44"><text:span text:style-name="T23">&lt; 5 &gt; at line 12</text:span></text:p>
      <text:p text:style-name="P44"><text:span text:style-name="T23">&lt; 22 &gt; at line 13</text:span></text:p>
      <text:p text:style-name="P44"><text:span text:style-name="T23">&lt; 34 &gt; at line 14</text:span></text:p>
      <text:p text:style-name="P44"><text:span text:style-name="T23">&lt; 5 &gt; at line 14</text:span></text:p>
      <text:p text:style-name="P44"><text:span text:style-name="T23">&lt; 16 &gt; at line 14</text:span></text:p>
      <text:p text:style-name="P44"><text:span text:style-name="T23">&lt; 6 &gt; at line 14</text:span></text:p>
      <text:p text:style-name="P44"><text:span text:style-name="T23">&lt; 21 &gt; at line 14</text:span></text:p>
      <text:p text:style-name="P44"><text:span text:style-name="T23">&lt; 5 &gt; at line 15</text:span></text:p>
      <text:p text:style-name="P44"><text:span text:style-name="T23">&lt; 8 &gt; at line 15</text:span></text:p>
      <text:p text:style-name="P44"><text:span text:style-name="T23">&lt; 58 &gt; at line 15</text:span></text:p>
      <text:p text:style-name="P44"><text:span text:style-name="T23">&lt; 22 &gt; at line 16</text:span></text:p>
      <text:p text:style-name="P44"><text:span text:style-name="T23">&lt; 69 &gt; at line 16</text:span></text:p>
      <text:p text:style-name="P44"><text:span text:style-name="T23">&lt; 21 &gt; at line 16</text:span></text:p>
      <text:p text:style-name="P44"><text:span text:style-name="T23">&lt; 5 &gt; at line 17</text:span></text:p>
      <text:p text:style-name="P44"><text:span text:style-name="T23">&lt; 33 &gt; at line 17</text:span></text:p>
      <text:p text:style-name="P44"><text:span text:style-name="T23">&lt; 6 &gt; at line 17</text:span></text:p>
      <text:p text:style-name="P44"><text:span text:style-name="T23">&lt; 22 &gt; at line 18</text:span></text:p>
      <text:p text:style-name="P45"><text:span text:style-name="T23">&lt; 22 &gt; at line 19</text:span></text:p>
      <text:p text:style-name="P42"/>
      <text:p text:style-name="P36">In questo test, il flusso di token generato rispecchia il codice scritto. </text:p>
      <text:p text:style-name="P35"><text:span text:style-name="T23"><text:s/></text:span></text:p>
      <text:p text:style-name="P38"><text:soft-page-break/><text:span text:style-name="T30">Bad.</text:span><text:span text:style-name="T31">go</text:span></text:p>
      <text:p text:style-name="P28"/>
      <text:p text:style-name="P56">/pakage main</text:p>
      <text:p text:style-name="P54">/* commento su </text:p>
      <text:p text:style-name="P54">piu linee */</text:p>
      <text:p text:style-name="P54">func mmain6() {</text:p>
      <text:p text:style-name="P54"><text:s text:c="4"/>var zz inte</text:p>
      <text:p text:style-name="P54"><text:s text:c="4"/>fori := 0; i &lt; 10; i+++ {</text:p>
      <text:p text:style-name="P54"><text:s text:c="8"/>_nosense(i)</text:p>
      <text:p text:style-name="P54"><text:s text:c="4"/>}</text:p>
      <text:p text:style-name="P54"><text:s text:c="4"/>String stringa = "Stringa senza chiusura</text:p>
      <text:p text:style-name="P54"></text:p>
      <text:p text:style-name="P54">}</text:p>
      <text:p text:style-name="P54"/>
      <text:p text:style-name="P26">Flusso di token</text:p>
      <text:p text:style-name="P26"/>
      <text:p text:style-name="P46"><text:span text:style-name="T23">&lt; 3 &gt; at line 1</text:span></text:p>
      <text:p text:style-name="P44"><text:span text:style-name="T23">&lt; 5 &gt; at line 1</text:span></text:p>
      <text:p text:style-name="P44"><text:span text:style-name="T23">&lt; 5 &gt; at line 1</text:span></text:p>
      <text:p text:style-name="P44"><text:span text:style-name="T23">&lt; 543 &gt; at line 2</text:span></text:p>
      <text:p text:style-name="P44"><text:span text:style-name="T23">&lt; 70 &gt; at line 4</text:span></text:p>
      <text:p text:style-name="P44"><text:span text:style-name="T23">&lt; 5 &gt; at line 4</text:span></text:p>
      <text:p text:style-name="P44"><text:span text:style-name="T23">&lt; 6 &gt; at line 4</text:span></text:p>
      <text:p text:style-name="P44"><text:span text:style-name="T23">&lt; 13 &gt; at line 4</text:span></text:p>
      <text:p text:style-name="P44"><text:span text:style-name="T23">&lt; 14 &gt; at line 4</text:span></text:p>
      <text:p text:style-name="P44"><text:span text:style-name="T23">&lt; 21 &gt; at line 4</text:span></text:p>
      <text:p text:style-name="P44"><text:span text:style-name="T23">&lt; 61 &gt; at line 5</text:span></text:p>
      <text:p text:style-name="P44"><text:span text:style-name="T23">&lt; 5 &gt; at line 5</text:span></text:p>
      <text:p text:style-name="P44"><text:span text:style-name="T23">&lt; 5 &gt; at line 5</text:span></text:p>
      <text:p text:style-name="P44"><text:span text:style-name="T23">&lt; 5 &gt; at line 6</text:span></text:p>
      <text:p text:style-name="P44"><text:span text:style-name="T23">&lt; 52 &gt; at line 6</text:span></text:p>
      <text:p text:style-name="P44"><text:span text:style-name="T23">&lt; 6 &gt; at line 6</text:span></text:p>
      <text:p text:style-name="P44"><text:span text:style-name="T23">&lt; 25 &gt; at line 6</text:span></text:p>
      <text:p text:style-name="P44"><text:span text:style-name="T23">&lt; 5 &gt; at line 6</text:span></text:p>
      <text:p text:style-name="P44"><text:span text:style-name="T23">&lt; 16 &gt; at line 6</text:span></text:p>
      <text:p text:style-name="P44"><text:span text:style-name="T23">&lt; 6 &gt; at line 6</text:span></text:p>
      <text:p text:style-name="P44"><text:span text:style-name="T23">&lt; 25 &gt; at line 6</text:span></text:p>
      <text:p text:style-name="P44"><text:span text:style-name="T23">&lt; 5 &gt; at line 6</text:span></text:p>
      <text:p text:style-name="P44"><text:span text:style-name="T23">&lt; 38 &gt; at line 6</text:span></text:p>
      <text:p text:style-name="P44"><text:span text:style-name="T23">&lt; 9 &gt; at line 6</text:span></text:p>
      <text:p text:style-name="P44"><text:span text:style-name="T23">&lt; 21 &gt; at line 6</text:span></text:p>
      <text:p text:style-name="P44"><text:span text:style-name="T23">&lt; 5 &gt; at line 7</text:span></text:p>
      <text:p text:style-name="P44"><text:span text:style-name="T23">&lt; 13 &gt; at line 7</text:span></text:p>
      <text:p text:style-name="P44"><text:span text:style-name="T23">&lt; 5 &gt; at line 7</text:span></text:p>
      <text:p text:style-name="P44"><text:span text:style-name="T23">&lt; 14 &gt; at line 7</text:span></text:p>
      <text:p text:style-name="P44"><text:span text:style-name="T23">&lt; 22 &gt; at line 8</text:span></text:p>
      <text:p text:style-name="P44"><text:span text:style-name="T23">&lt; 5 &gt; at line 9</text:span></text:p>
      <text:p text:style-name="P44"><text:span text:style-name="T23">&lt; 5 &gt; at line 9</text:span></text:p>
      <text:p text:style-name="P44"><text:span text:style-name="T23">&lt; 8 &gt; at line 9</text:span></text:p>
      <text:p text:style-name="P44"><text:span text:style-name="T23">&lt; -1 &gt; at line 9</text:span></text:p>
      <text:p text:style-name="P44"><text:span text:style-name="T23">&lt; 22 &gt; at line 11</text:span></text:p>
      <text:p text:style-name="P41"/>
      <text:p text:style-name="P41"/>
      <text:p text:style-name="P37">Alla linea 1 , “/pakage main”, non viene riconosciuto come commento, ma come una divisione più <text:s/>due identificatori. <text:span text:style-name="T32">Alla riga 9 , in corrispondenza della stringa non chiusa, viene restituito un token di “</text:span><text:span text:style-name="T33">ERROR STRING”. 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29"><text:soft-page-break/><text:span text:style-name="T19">R</text:span><text:span text:style-name="T18">ow_tokens.go</text:span></text:p>
      <text:p text:style-name="P37"/>
      <text:p text:style-name="P34">In questo file sono stati inserite numerose keywords del linguaggio, per verificare il corretto riconoscimento da parte del lexer. </text:p>
      <text:p text:style-name="P34"/>
      <text:p text:style-name="P57">break</text:p>
      <text:p text:style-name="P55">default</text:p>
      <text:p text:style-name="P55">func</text:p>
      <text:p text:style-name="P55">interface</text:p>
      <text:p text:style-name="P55">select</text:p>
      <text:p text:style-name="P55">case</text:p>
      <text:p text:style-name="P55">defer</text:p>
      <text:p text:style-name="P55">go</text:p>
      <text:p text:style-name="P55">map</text:p>
      <text:p text:style-name="P55">struct</text:p>
      <text:p text:style-name="P55">chan</text:p>
      <text:p text:style-name="P55">else</text:p>
      <text:p text:style-name="P55">goto</text:p>
      <text:p text:style-name="P55">package</text:p>
      <text:p text:style-name="P55">switch</text:p>
      <text:p text:style-name="P55">const</text:p>
      <text:p text:style-name="P55">if</text:p>
      <text:p text:style-name="P55">range</text:p>
      <text:p text:style-name="P55">type</text:p>
      <text:p text:style-name="P55">continue</text:p>
      <text:p text:style-name="P55">for</text:p>
      <text:p text:style-name="P55">import</text:p>
      <text:p text:style-name="P55">return</text:p>
      <text:p text:style-name="P55">var</text:p>
      <text:p text:style-name="P55">"una stringa"</text:p>
      <text:p text:style-name="P55">//un commento su singola linea </text:p>
      <text:p text:style-name="P55">/*un commento su </text:p>
      <text:p text:style-name="P55">due linee */</text:p>
      <text:p text:style-name="P55">123</text:p>
      <text:p text:style-name="P55">0xA</text:p>
      <text:p text:style-name="P55">wdwqd</text:p>
      <text:p text:style-name="P55">int sadsadsadsadasd</text:p>
      <text:p text:style-name="P55">||</text:p>
      <text:p text:style-name="P33"><text:span text:style-name="T18"/></text:p>
      <text:p text:style-name="P27">Flusso di token</text:p>
      <text:p text:style-name="P27"/>
      <text:p text:style-name="P31"><text:span text:style-name="T24">&lt; 5 &gt; at line 1</text:span></text:p>
      <text:p text:style-name="P41"><text:span text:style-name="T24">&lt; 81 &gt; at line 2</text:span></text:p>
      <text:p text:style-name="P41"><text:span text:style-name="T24">&lt; 70 &gt; at line 3</text:span></text:p>
      <text:p text:style-name="P41"><text:span text:style-name="T24">&lt; 83 &gt; at line 4</text:span></text:p>
      <text:p text:style-name="P41"><text:span text:style-name="T24">&lt; 78 &gt; at line 5</text:span></text:p>
      <text:p text:style-name="P41"><text:span text:style-name="T24">&lt; 66 &gt; at line 6</text:span></text:p>
      <text:p text:style-name="P41"><text:span text:style-name="T24">&lt; 75 &gt; at line 7</text:span></text:p>
      <text:p text:style-name="P41"><text:span text:style-name="T24">&lt; 35 &gt; at line 8</text:span></text:p>
      <text:p text:style-name="P41"><text:span text:style-name="T24">&lt; 60 &gt; at line 9</text:span></text:p>
      <text:p text:style-name="P41"><text:span text:style-name="T24">&lt; 4 &gt; at line 10</text:span></text:p>
      <text:p text:style-name="P41"><text:span text:style-name="T24">&lt; 67 &gt; at line 11</text:span></text:p>
      <text:p text:style-name="P41"><text:span text:style-name="T24">&lt; 69 &gt; at line 12</text:span></text:p>
      <text:p text:style-name="P41"><text:span text:style-name="T24">&lt; 68 &gt; at line 13</text:span></text:p>
      <text:p text:style-name="P41"><text:span text:style-name="T24">&lt; 80 &gt; at line 14</text:span></text:p>
      <text:p text:style-name="P41"><text:span text:style-name="T24">&lt; 79 &gt; at line 15</text:span></text:p>
      <text:p text:style-name="P41"><text:span text:style-name="T24">&lt; 72 &gt; at line 16</text:span></text:p>
      <text:p text:style-name="P41"><text:soft-page-break/><text:span text:style-name="T24">&lt; 34 &gt; at line 17</text:span></text:p>
      <text:p text:style-name="P41"><text:span text:style-name="T24">&lt; 74 &gt; at line 18</text:span></text:p>
      <text:p text:style-name="P41"><text:span text:style-name="T24">&lt; 71 &gt; at line 19</text:span></text:p>
      <text:p text:style-name="P41"><text:span text:style-name="T24">&lt; 82 &gt; at line 20</text:span></text:p>
      <text:p text:style-name="P41"><text:span text:style-name="T24">&lt; 59 &gt; at line 21</text:span></text:p>
      <text:p text:style-name="P41"><text:span text:style-name="T24">&lt; 77 &gt; at line 22</text:span></text:p>
      <text:p text:style-name="P41"><text:span text:style-name="T24">&lt; 76 &gt; at line 23</text:span></text:p>
      <text:p text:style-name="P41"><text:span text:style-name="T24">&lt; 61 &gt; at line 24</text:span></text:p>
      <text:p text:style-name="P41"><text:span text:style-name="T24">&lt; 28 &gt; at line 25</text:span></text:p>
      <text:p text:style-name="P41"><text:span text:style-name="T24">&lt; -1 &gt; at line 25</text:span></text:p>
      <text:p text:style-name="P41"><text:span text:style-name="T24">&lt; 543 &gt; at line 26</text:span></text:p>
      <text:p text:style-name="P41"><text:span text:style-name="T24">&lt; 543 &gt; at line 27</text:span></text:p>
      <text:p text:style-name="P41"><text:span text:style-name="T24">&lt; 6 &gt; at line 29</text:span></text:p>
      <text:p text:style-name="P41"><text:span text:style-name="T24">&lt; 58 &gt; at line 30</text:span></text:p>
      <text:p text:style-name="P41"><text:span text:style-name="T24">&lt; 5 &gt; at line 31</text:span></text:p>
      <text:p text:style-name="P41"><text:span text:style-name="T24">&lt; 100 &gt; at line 32</text:span></text:p>
      <text:p text:style-name="P41"><text:span text:style-name="T24">&lt; 5 &gt; at line 32</text:span></text:p>
      <text:p text:style-name="P41"><text:span text:style-name="T24">&lt; 46 &gt; at line 33</text:span></text:p>
      <text:p text:style-name="P27"/>
      <text:p text:style-name="P32">Lista di token <text:span text:style-name="T34">con rispettivo valore numerico</text:span></text:p>
      <text:p text:style-name="P27"/>
      <text:p text:style-name="P40"/>
      <text:p text:style-name="P30"><text:span text:style-name="T24"><text:tab/></text:span><text:span text:style-name="T24"> </text:span><text:span text:style-name="T29">EOF</text:span><text:span text:style-name="T24"> = 0;</text:span></text:p>
      <text:p text:style-name="P41"><text:span text:style-name="T24"><text:tab/></text:span><text:span text:style-name="T24"> </text:span><text:span text:style-name="T29">DIV</text:span><text:span text:style-name="T24"> = 3; </text:span></text:p>
      <text:p text:style-name="P41"><text:span text:style-name="T24"><text:tab/></text:span><text:span text:style-name="T24"> </text:span><text:span text:style-name="T29">TIME</text:span><text:span text:style-name="T24"> = 4;</text:span></text:p>
      <text:p text:style-name="P41"><text:span text:style-name="T24"><text:tab/></text:span><text:span text:style-name="T24"> </text:span><text:span text:style-name="T29">IDENTIFIER</text:span><text:span text:style-name="T24"> = 5;</text:span></text:p>
      <text:p text:style-name="P41"><text:span text:style-name="T24"><text:tab/></text:span><text:span text:style-name="T24"> </text:span><text:span text:style-name="T29">DECIMAL_LITERAL</text:span><text:span text:style-name="T24"> = 6;</text:span></text:p>
      <text:p text:style-name="P41"><text:span text:style-name="T24"><text:tab/></text:span><text:span text:style-name="T24"> </text:span><text:span text:style-name="T29">OCTAL_LITERAL</text:span><text:span text:style-name="T24"> = 7;</text:span></text:p>
      <text:p text:style-name="P41"><text:span text:style-name="T24"><text:tab/></text:span><text:span text:style-name="T24"> </text:span><text:span text:style-name="T29">EQ</text:span><text:span text:style-name="T24"> = 8;</text:span></text:p>
      <text:p text:style-name="P41"><text:span text:style-name="T24"><text:tab/></text:span><text:span text:style-name="T24"> </text:span><text:span text:style-name="T29">PLUS</text:span><text:span text:style-name="T24"> = 9;</text:span></text:p>
      <text:p text:style-name="P41"><text:span text:style-name="T24"><text:tab/></text:span><text:span text:style-name="T24"> </text:span><text:span text:style-name="T29">MINUS</text:span><text:span text:style-name="T24"> = 10;</text:span></text:p>
      <text:p text:style-name="P41"><text:span text:style-name="T24"><text:tab/></text:span><text:span text:style-name="T24"> </text:span><text:span text:style-name="T29">AND</text:span><text:span text:style-name="T24"> = 11;</text:span></text:p>
      <text:p text:style-name="P41"><text:span text:style-name="T24"><text:tab/></text:span><text:span text:style-name="T24"> </text:span><text:span text:style-name="T29">NOT</text:span><text:span text:style-name="T24"> = 12;</text:span></text:p>
      <text:p text:style-name="P41"><text:span text:style-name="T24"><text:tab/></text:span><text:span text:style-name="T24"> </text:span><text:span text:style-name="T29">RO</text:span><text:span text:style-name="T24"> = 13;</text:span></text:p>
      <text:p text:style-name="P41"><text:span text:style-name="T24"><text:tab/></text:span><text:span text:style-name="T24"> </text:span><text:span text:style-name="T29">RC</text:span><text:span text:style-name="T24"> = 14;</text:span></text:p>
      <text:p text:style-name="P41"><text:span text:style-name="T24"><text:tab/></text:span><text:span text:style-name="T24"> </text:span><text:span text:style-name="T29">OR</text:span><text:span text:style-name="T24"> = 15;</text:span></text:p>
      <text:p text:style-name="P41"><text:span text:style-name="T24"><text:tab/></text:span><text:span text:style-name="T24"> </text:span><text:span text:style-name="T29">AO</text:span><text:span text:style-name="T24"> = 16;</text:span></text:p>
      <text:p text:style-name="P41"><text:span text:style-name="T24"><text:tab/></text:span><text:span text:style-name="T24"> </text:span><text:span text:style-name="T29">OS</text:span><text:span text:style-name="T24"> = 17;</text:span></text:p>
      <text:p text:style-name="P41"><text:span text:style-name="T24"><text:tab/></text:span><text:span text:style-name="T24"> </text:span><text:span text:style-name="T29">CS</text:span><text:span text:style-name="T24"> = 18;</text:span></text:p>
      <text:p text:style-name="P41"><text:span text:style-name="T24"><text:tab/></text:span><text:span text:style-name="T24"> </text:span><text:span text:style-name="T29">CAP</text:span><text:span text:style-name="T24"> = 19;</text:span></text:p>
      <text:p text:style-name="P41"><text:span text:style-name="T24"><text:tab/></text:span><text:span text:style-name="T24"> </text:span><text:span text:style-name="T29">AC</text:span><text:span text:style-name="T24"> = 20;</text:span></text:p>
      <text:p text:style-name="P41"><text:span text:style-name="T24"><text:tab/></text:span><text:span text:style-name="T24"> </text:span><text:span text:style-name="T29">BRACEO</text:span><text:span text:style-name="T24"> = 21;</text:span></text:p>
      <text:p text:style-name="P41"><text:span text:style-name="T24"><text:tab/></text:span><text:span text:style-name="T24"> </text:span><text:span text:style-name="T29">BRACEC</text:span><text:span text:style-name="T24"> = 22;</text:span></text:p>
      <text:p text:style-name="P41"><text:span text:style-name="T24"><text:tab/></text:span><text:span text:style-name="T24"> </text:span><text:span text:style-name="T29">TP</text:span><text:span text:style-name="T24"> = 23;</text:span></text:p>
      <text:p text:style-name="P41"><text:span text:style-name="T24"><text:tab/></text:span><text:span text:style-name="T24"> </text:span><text:span text:style-name="T29">COMMA</text:span><text:span text:style-name="T24"> = 24;</text:span></text:p>
      <text:p text:style-name="P41"><text:span text:style-name="T24"><text:tab/></text:span><text:span text:style-name="T24"> </text:span><text:span text:style-name="T29">SEMICOLON</text:span><text:span text:style-name="T24"> = 25;</text:span></text:p>
      <text:p text:style-name="P41"><text:span text:style-name="T24"><text:tab/></text:span><text:span text:style-name="T24"> </text:span><text:span text:style-name="T29">PERC</text:span><text:span text:style-name="T24"> = 26;</text:span></text:p>
      <text:p text:style-name="P41"><text:span text:style-name="T24"><text:tab/></text:span><text:span text:style-name="T24"> </text:span><text:span text:style-name="T29">POINT</text:span><text:span text:style-name="T24"> = 27;</text:span></text:p>
      <text:p text:style-name="P41"><text:span text:style-name="T24"><text:tab/></text:span><text:span text:style-name="T24"> </text:span><text:span text:style-name="T29">STRING</text:span><text:span text:style-name="T24"> = 28;</text:span></text:p>
      <text:p text:style-name="P41"><text:span text:style-name="T24"><text:tab/></text:span><text:span text:style-name="T24"> </text:span><text:span text:style-name="T29">STRING_LITERAL</text:span><text:span text:style-name="T24"> = 30;</text:span></text:p>
      <text:p text:style-name="P41"><text:span text:style-name="T24"><text:tab/></text:span><text:span text:style-name="T24"> </text:span><text:span text:style-name="T29">DIVEQ</text:span><text:span text:style-name="T24"> = 32;</text:span></text:p>
      <text:p text:style-name="P41"><text:span text:style-name="T24"><text:tab/></text:span><text:span text:style-name="T24"> </text:span><text:span text:style-name="T29">TIMEEQ</text:span><text:span text:style-name="T24"> = 33;</text:span></text:p>
      <text:p text:style-name="P41"><text:span text:style-name="T24"><text:tab/></text:span><text:span text:style-name="T24"> </text:span><text:span text:style-name="T29">IF</text:span><text:span text:style-name="T24"> = 34;</text:span></text:p>
      <text:p text:style-name="P41"><text:span text:style-name="T24"><text:tab/></text:span><text:span text:style-name="T24"> </text:span><text:span text:style-name="T29">GO</text:span><text:span text:style-name="T24"> = 35;</text:span></text:p>
      <text:p text:style-name="P41"><text:span text:style-name="T24"><text:tab/></text:span><text:span text:style-name="T24"> </text:span><text:span text:style-name="T29">EQEQ</text:span><text:span text:style-name="T24"> = 36;</text:span></text:p>
      <text:p text:style-name="P41"><text:span text:style-name="T24"><text:tab/></text:span><text:span text:style-name="T24"> </text:span><text:span text:style-name="T29">PLUSEQ</text:span><text:span text:style-name="T24"> = 37;</text:span></text:p>
      <text:p text:style-name="P41"><text:span text:style-name="T24"><text:tab/></text:span><text:span text:style-name="T24"> </text:span><text:span text:style-name="T29">PLUSPLUS</text:span><text:span text:style-name="T24"> = 38;</text:span></text:p>
      <text:p text:style-name="P41"><text:span text:style-name="T24"><text:tab/></text:span><text:span text:style-name="T24"> </text:span><text:span text:style-name="T29">MINUSEQ</text:span><text:span text:style-name="T24"> = 39;</text:span></text:p>
      <text:p text:style-name="P41"><text:span text:style-name="T24"><text:tab/></text:span><text:span text:style-name="T24"> </text:span><text:span text:style-name="T29">MINUSMINUS</text:span><text:span text:style-name="T24"> = 40;</text:span></text:p>
      <text:p text:style-name="P41"><text:span text:style-name="T24"><text:tab/></text:span><text:span text:style-name="T24"> </text:span><text:span text:style-name="T29">ANDEQ</text:span><text:span text:style-name="T24"> = 41;</text:span></text:p>
      <text:p text:style-name="P41"><text:span text:style-name="T24"><text:tab/></text:span><text:span text:style-name="T24"> </text:span><text:span text:style-name="T29">ANDAND</text:span><text:span text:style-name="T24"> = 42;</text:span></text:p>
      <text:p text:style-name="P41"><text:soft-page-break/><text:span text:style-name="T24"><text:tab/></text:span><text:span text:style-name="T24"> </text:span><text:span text:style-name="T29">ANDCAP</text:span><text:span text:style-name="T24"> = 43;</text:span></text:p>
      <text:p text:style-name="P41"><text:span text:style-name="T24"><text:tab/></text:span><text:span text:style-name="T24"> </text:span><text:span text:style-name="T29">NOTEQ</text:span><text:span text:style-name="T24"> = 44;</text:span></text:p>
      <text:p text:style-name="P41"><text:span text:style-name="T24"><text:tab/></text:span><text:span text:style-name="T24"> </text:span><text:span text:style-name="T29">OREQ</text:span><text:span text:style-name="T24"> = 45;</text:span></text:p>
      <text:p text:style-name="P41"><text:span text:style-name="T24"><text:tab/></text:span><text:span text:style-name="T24"> </text:span><text:span text:style-name="T29">OROR</text:span><text:span text:style-name="T24"> = 46;</text:span></text:p>
      <text:p text:style-name="P41"><text:span text:style-name="T24"><text:tab/></text:span><text:span text:style-name="T24"> </text:span><text:span text:style-name="T29">AOMINUS</text:span><text:span text:style-name="T24"> = 47;</text:span></text:p>
      <text:p text:style-name="P41"><text:span text:style-name="T24"><text:tab/></text:span><text:span text:style-name="T24"> </text:span><text:span text:style-name="T29">AOAO</text:span><text:span text:style-name="T24"> = 48;</text:span></text:p>
      <text:p text:style-name="P41"><text:span text:style-name="T24"><text:tab/></text:span><text:span text:style-name="T24"> </text:span><text:span text:style-name="T29">CAPEQ</text:span><text:span text:style-name="T24"> = 49;</text:span></text:p>
      <text:p text:style-name="P41"><text:span text:style-name="T24"><text:tab/></text:span><text:span text:style-name="T24"> </text:span><text:span text:style-name="T29">AOEQUALS</text:span><text:span text:style-name="T24"> = 50;</text:span></text:p>
      <text:p text:style-name="P41"><text:span text:style-name="T24"><text:tab/></text:span><text:span text:style-name="T24"> </text:span><text:span text:style-name="T29">ACAC</text:span><text:span text:style-name="T24"> = 51;</text:span></text:p>
      <text:p text:style-name="P41"><text:span text:style-name="T24"><text:tab/></text:span><text:span text:style-name="T24"> </text:span><text:span text:style-name="T29">TPEQ</text:span><text:span text:style-name="T24"> = 52;</text:span></text:p>
      <text:p text:style-name="P41"><text:span text:style-name="T24"><text:tab/></text:span><text:span text:style-name="T24"> </text:span><text:span text:style-name="T29">PERCEQ</text:span><text:span text:style-name="T24"> = 53;</text:span></text:p>
      <text:p text:style-name="P41"><text:span text:style-name="T24"><text:tab/></text:span><text:span text:style-name="T24"> </text:span><text:span text:style-name="T29">HEX_LITERAL</text:span><text:span text:style-name="T24"> = 58;</text:span></text:p>
      <text:p text:style-name="P41"><text:span text:style-name="T24"><text:tab/></text:span><text:span text:style-name="T24"> </text:span><text:span text:style-name="T29">FOR</text:span><text:span text:style-name="T24"> = 59;</text:span></text:p>
      <text:p text:style-name="P41"><text:span text:style-name="T24"><text:tab/></text:span><text:span text:style-name="T24"> </text:span><text:span text:style-name="T29">MAP</text:span><text:span text:style-name="T24"> = 60;</text:span></text:p>
      <text:p text:style-name="P41"><text:span text:style-name="T24"><text:tab/></text:span><text:span text:style-name="T24"> </text:span><text:span text:style-name="T29">VAR</text:span><text:span text:style-name="T24"> = 61;</text:span></text:p>
      <text:p text:style-name="P41"><text:span text:style-name="T24"><text:tab/></text:span><text:span text:style-name="T24"> </text:span><text:span text:style-name="T29">ANDCAPEQ</text:span><text:span text:style-name="T24"> = 62;</text:span></text:p>
      <text:p text:style-name="P41"><text:span text:style-name="T24"><text:tab/></text:span><text:span text:style-name="T24"> </text:span><text:span text:style-name="T29">AOAOEQ</text:span><text:span text:style-name="T24"> = 63;</text:span></text:p>
      <text:p text:style-name="P41"><text:span text:style-name="T24"><text:tab/></text:span><text:span text:style-name="T24"> </text:span><text:span text:style-name="T29">ACACEQ</text:span><text:span text:style-name="T24"> = 64;</text:span></text:p>
      <text:p text:style-name="P41"><text:span text:style-name="T24"><text:tab/></text:span><text:span text:style-name="T24"> </text:span><text:span text:style-name="T29">POINTPOINTPOINT</text:span><text:span text:style-name="T24"> = 65;</text:span></text:p>
      <text:p text:style-name="P41"><text:span text:style-name="T24"><text:tab/></text:span><text:span text:style-name="T24"> </text:span><text:span text:style-name="T29">CASE</text:span><text:span text:style-name="T24"> = 66;</text:span></text:p>
      <text:p text:style-name="P41"><text:span text:style-name="T24"><text:tab/></text:span><text:span text:style-name="T24"> </text:span><text:span text:style-name="T29">CHAN</text:span><text:span text:style-name="T24"> = 67;</text:span></text:p>
      <text:p text:style-name="P41"><text:span text:style-name="T24"><text:tab/></text:span><text:span text:style-name="T24"> </text:span><text:span text:style-name="T29">GOTO</text:span><text:span text:style-name="T24"> = 68;</text:span></text:p>
      <text:p text:style-name="P41"><text:span text:style-name="T24"><text:tab/></text:span><text:span text:style-name="T24"> </text:span><text:span text:style-name="T29">ELSE</text:span><text:span text:style-name="T24"> = 69;</text:span></text:p>
      <text:p text:style-name="P41"><text:span text:style-name="T24"><text:tab/></text:span><text:span text:style-name="T24"> </text:span><text:span text:style-name="T29">FUNC</text:span><text:span text:style-name="T24"> = 70;</text:span></text:p>
      <text:p text:style-name="P41"><text:span text:style-name="T24"><text:tab/></text:span><text:span text:style-name="T24"> </text:span><text:span text:style-name="T29">TYPE</text:span><text:span text:style-name="T24"> = 71;</text:span></text:p>
      <text:p text:style-name="P41"><text:span text:style-name="T24"><text:tab/></text:span><text:span text:style-name="T24"> </text:span><text:span text:style-name="T29">CONST</text:span><text:span text:style-name="T24"> = 72;</text:span></text:p>
      <text:p text:style-name="P41"><text:span text:style-name="T24"><text:tab/></text:span><text:span text:style-name="T24"> </text:span><text:span text:style-name="T29">BREAK</text:span><text:span text:style-name="T24">= 73;</text:span></text:p>
      <text:p text:style-name="P41"><text:span text:style-name="T24"><text:tab/></text:span><text:span text:style-name="T24"> </text:span><text:span text:style-name="T29">RANGE</text:span><text:span text:style-name="T24"> = 74;</text:span></text:p>
      <text:p text:style-name="P41"><text:span text:style-name="T24"><text:tab/></text:span><text:span text:style-name="T24"> </text:span><text:span text:style-name="T29">DEFER</text:span><text:span text:style-name="T24"> = 75;</text:span></text:p>
      <text:p text:style-name="P41"><text:span text:style-name="T24"><text:tab/></text:span><text:span text:style-name="T24"> </text:span><text:span text:style-name="T29">RETURN</text:span><text:span text:style-name="T24"> = 76;</text:span></text:p>
      <text:p text:style-name="P41"><text:span text:style-name="T24"><text:tab/></text:span><text:span text:style-name="T24"> </text:span><text:span text:style-name="T29">IMPORT</text:span><text:span text:style-name="T24"> = 77;</text:span></text:p>
      <text:p text:style-name="P41"><text:span text:style-name="T24"><text:tab/></text:span><text:span text:style-name="T24"> </text:span><text:span text:style-name="T29">SELECT</text:span><text:span text:style-name="T24"> = 78;</text:span></text:p>
      <text:p text:style-name="P41"><text:span text:style-name="T24"><text:tab/></text:span><text:span text:style-name="T24"> </text:span><text:span text:style-name="T29">SWITCH</text:span><text:span text:style-name="T24"> = 79;</text:span></text:p>
      <text:p text:style-name="P41"><text:span text:style-name="T24"><text:tab/></text:span><text:span text:style-name="T24"> </text:span><text:span text:style-name="T29">PACKAGE</text:span><text:span text:style-name="T24"> = 80;</text:span></text:p>
      <text:p text:style-name="P41"><text:span text:style-name="T24"><text:tab/></text:span><text:span text:style-name="T24"> </text:span><text:span text:style-name="T29">DEFAULT</text:span><text:span text:style-name="T24"> = 81;</text:span></text:p>
      <text:p text:style-name="P41"><text:span text:style-name="T24"><text:tab/></text:span><text:span text:style-name="T24"> </text:span><text:span text:style-name="T29">CONTINUE</text:span><text:span text:style-name="T24"> = 82;</text:span></text:p>
      <text:p text:style-name="P41"><text:span text:style-name="T24"><text:tab/></text:span><text:span text:style-name="T24"> </text:span><text:span text:style-name="T29">INTERFACE</text:span><text:span text:style-name="T24"> = 83;</text:span></text:p>
      <text:p text:style-name="P41"><text:span text:style-name="T24"><text:tab/></text:span><text:span text:style-name="T24"> </text:span><text:span text:style-name="T29">FALLTHROUGH</text:span><text:span text:style-name="T24"> = 84;</text:span></text:p>
      <text:p text:style-name="P41"><text:span text:style-name="T24"><text:tab/></text:span><text:span text:style-name="T24"> </text:span><text:span text:style-name="T29">INT</text:span><text:span text:style-name="T24"> = 100;</text:span></text:p>
      <text:p text:style-name="P41"><text:span text:style-name="T24"><text:tab/></text:span><text:span text:style-name="T24"> </text:span><text:span text:style-name="T29">BYTE</text:span><text:span text:style-name="T24"> = 200;</text:span></text:p>
      <text:p text:style-name="P41"><text:span text:style-name="T24"><text:tab/></text:span><text:span text:style-name="T24"> </text:span><text:span text:style-name="T29">RUNE</text:span><text:span text:style-name="T24"> = 300;</text:span></text:p>
      <text:p text:style-name="P41"><text:span text:style-name="T24"><text:tab/></text:span><text:span text:style-name="T24"> </text:span><text:span text:style-name="T29">UINT</text:span><text:span text:style-name="T24"> = 400;</text:span></text:p>
      <text:p text:style-name="P41"><text:span text:style-name="T24"><text:tab/></text:span><text:span text:style-name="T24"> </text:span><text:span text:style-name="T29">INT8</text:span><text:span text:style-name="T24"> = 500;</text:span></text:p>
      <text:p text:style-name="P41"><text:span text:style-name="T24"><text:tab/></text:span><text:span text:style-name="T24"> </text:span><text:span text:style-name="T29">INT16</text:span><text:span text:style-name="T24"> = 600;</text:span></text:p>
      <text:p text:style-name="P41"><text:span text:style-name="T24"><text:tab/></text:span><text:span text:style-name="T24"> </text:span><text:span text:style-name="T29">INT64</text:span><text:span text:style-name="T24"> = 700;</text:span></text:p>
      <text:p text:style-name="P41"><text:span text:style-name="T24"><text:tab/></text:span><text:span text:style-name="T24"> </text:span><text:span text:style-name="T29">INT32</text:span><text:span text:style-name="T24"> = 800;</text:span></text:p>
      <text:p text:style-name="P41"><text:span text:style-name="T24"><text:tab/></text:span><text:span text:style-name="T24"> </text:span><text:span text:style-name="T29">UINT8</text:span><text:span text:style-name="T24"> = 900;</text:span></text:p>
      <text:p text:style-name="P41"><text:span text:style-name="T24"><text:tab/></text:span><text:span text:style-name="T24"> </text:span><text:span text:style-name="T29">UINT64</text:span><text:span text:style-name="T24"> = 1000;</text:span></text:p>
      <text:p text:style-name="P41"><text:span text:style-name="T24"><text:tab/></text:span><text:span text:style-name="T24"> </text:span><text:span text:style-name="T29">UINT32</text:span><text:span text:style-name="T24"> = 110;</text:span></text:p>
      <text:p text:style-name="P41"><text:span text:style-name="T24"><text:tab/></text:span><text:span text:style-name="T24"> </text:span><text:span text:style-name="T29">FLOAT64</text:span><text:span text:style-name="T24"> = 120;</text:span></text:p>
      <text:p text:style-name="P41"><text:span text:style-name="T24"><text:tab/></text:span><text:span text:style-name="T24"> </text:span><text:span text:style-name="T29">FLOAT32</text:span><text:span text:style-name="T24"> = 130;</text:span></text:p>
      <text:p text:style-name="P41"><text:span text:style-name="T24"><text:tab/></text:span><text:span text:style-name="T24"> </text:span><text:span text:style-name="T29">UINTPTR</text:span><text:span text:style-name="T24"> = 123;</text:span></text:p>
      <text:p text:style-name="P41"><text:span text:style-name="T24"><text:tab/></text:span><text:span text:style-name="T24"> </text:span><text:span text:style-name="T29">COMPLEX64</text:span><text:span text:style-name="T24"> = 345;</text:span></text:p>
      <text:p text:style-name="P41"><text:span text:style-name="T24"><text:tab/></text:span><text:span text:style-name="T24"> </text:span><text:span text:style-name="T29">UINT16</text:span><text:span text:style-name="T24"> = 34645;</text:span></text:p>
      <text:p text:style-name="P41"><text:span text:style-name="T24"><text:tab/></text:span><text:span text:style-name="T24"> </text:span><text:span text:style-name="T29">COMPLEX128</text:span><text:span text:style-name="T24"> = 546;</text:span></text:p>
      <text:p text:style-name="P41"><text:span text:style-name="T24"><text:tab/> </text:span><text:span text:style-name="T29">POINTER</text:span><text:span text:style-name="T24"> = 67</text:span><text:span text:style-name="T25">9</text:span><text:span text:style-name="T24">;</text:span></text:p>
      <text:p text:style-name="P41"><text:span text:style-name="T24"><text:tab/></text:span><text:span text:style-name="T24"> </text:span><text:span text:style-name="T29">COMMENT</text:span><text:span text:style-name="T24"> = 543;</text:span></text:p>
      <text:p text:style-name="P41"><text:span text:style-name="T24"><text:tab/> </text:span><text:span text:style-name="T29">IMAGINARY_LITERAL</text:span><text:span text:style-name="T24">=67</text:span><text:span text:style-name="T25">8</text:span><text:span text:style-name="T24">;</text:span></text:p>
      <text:p text:style-name="P41"><text:span text:style-name="T24"><text:tab/></text:span><text:span text:style-name="T24"> </text:span><text:span text:style-name="T29">FLOAT_LITERAL</text:span><text:span text:style-name="T24">=876;</text:span></text:p>
      <text:p text:style-name="P41"><text:span text:style-name="T24"><text:tab/></text:span><text:span text:style-name="T24"> </text:span><text:span text:style-name="T29">ERROR_STRING</text:span><text:span text:style-name="T24"> = -1;</text:span></text:p>
      <text:p text:style-name="P41"><text:span text:style-name="T24"><text:tab/></text:span><text:span text:style-name="T24"> </text:span><text:span text:style-name="T29">SINGLEQUOTE</text:span><text:span text:style-name="T24"> = -10;</text:span></text:p>
      <text:p text:style-name="P41"><text:span text:style-name="T24"><text:tab/></text:span><text:span text:style-name="T24"> </text:span><text:span text:style-name="T29">ERROR</text:span><text:span text:style-name="T24"> = -20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8:55:12.215980444</meta:creation-date>
    <dc:date>2016-05-14T16:57:45.309031177</dc:date>
    <meta:editing-duration>PT22H48M34S</meta:editing-duration>
    <meta:editing-cycles>62</meta:editing-cycles>
    <meta:generator>LibreOffice/4.2.8.2$Linux_X86_64 LibreOffice_project/420m0$Build-2</meta:generator>
    <meta:document-statistic meta:table-count="0" meta:image-count="0" meta:object-count="0" meta:page-count="9" meta:paragraph-count="367" meta:word-count="1771" meta:character-count="8478" meta:non-whitespace-character-count="6248"/>
  </office:meta>
</office:document-meta>
</file>